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963cm" fo:min-width="4.263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5cm" fo:min-width="4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2.001cm" fo:min-width="3.60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6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951cm" fo:min-width="2.178cm" fo:padding-top="0.125cm" fo:padding-bottom="0.125cm" fo:padding-left="0.25cm" fo:padding-right="0.25cm" fo:wrap-option="no-wrap" draw:shadow="visible" draw:shadow-offset-x="0.03cm" draw:shadow-offset-y="0.03cm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501cm" fo:min-width="4.28cm" fo:padding-top="0.125cm" fo:padding-bottom="0.125cm" fo:padding-left="0.25cm" fo:padding-right="0.25cm" fo:wrap-option="no-wrap" draw:shadow="visible" draw:shadow-offset-x="0.03cm" draw:shadow-offset-y="0.03cm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.37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0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5cm" fo:min-width="4.9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1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2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  <style:paragraph-properties style:writing-mode="lr-tb"/>
    </style:style>
    <style:style style:name="gr13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4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  <style:paragraph-properties style:writing-mode="lr-tb"/>
    </style:style>
    <style:style style:name="gr15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  <style:paragraph-properties style:writing-mode="lr-tb"/>
    </style:style>
    <style:style style:name="gr16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87cm" fo:min-width="4.75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9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18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  <style:paragraph-properties style:writing-mode="lr-tb"/>
    </style:style>
    <style:style style:name="gr19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20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1cm" fo:min-width="1.39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1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1cm" fo:min-width="2.942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2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23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24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25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01cm" fo:min-width="1.326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6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27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28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  <style:paragraph-properties style:writing-mode="lr-tb"/>
    </style:style>
    <style:style style:name="gr30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2.251cm" fo:min-width="2.624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1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2.251cm" fo:min-width="2.624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2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  <style:paragraph-properties style:writing-mode="lr-tb"/>
    </style:style>
    <style:style style:name="gr33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4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75cm" fo:min-width="1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5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6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  <style:paragraph-properties style:writing-mode="lr-tb"/>
    </style:style>
    <style:style style:name="gr37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38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39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2.251cm" fo:min-width="2.624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0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41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2.465cm" fo:min-width="2.953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2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43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44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45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46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47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951cm" fo:min-width="1.412cm" fo:padding-top="0.125cm" fo:padding-bottom="0.125cm" fo:padding-left="0.25cm" fo:padding-right="0.25cm" fo:wrap-option="no-wrap" draw:shadow="visible" draw:shadow-offset-x="0.03cm" draw:shadow-offset-y="0.03cm" draw:shadow-color="#808080"/>
      <style:paragraph-properties style:writing-mode="lr-tb"/>
    </style:style>
    <style:style style:name="gr48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49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50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62cm" fo:min-width="1.627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52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2.251cm" fo:min-width="2.624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3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54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55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56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  <style:paragraph-properties style:writing-mode="lr-tb"/>
    </style:style>
    <style:style style:name="gr57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58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951cm" fo:min-width="1.604cm" fo:padding-top="0.125cm" fo:padding-bottom="0.125cm" fo:padding-left="0.25cm" fo:padding-right="0.25cm" fo:wrap-option="no-wrap" draw:shadow="visible" draw:shadow-offset-x="0.03cm" draw:shadow-offset-y="0.03cm" draw:shadow-color="#808080"/>
      <style:paragraph-properties style:writing-mode="lr-tb"/>
    </style:style>
    <style:style style:name="gr59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60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062cm" fo:min-width="1.627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1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62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75cm" fo:min-width="2.5cm" fo:padding-top="0.125cm" fo:padding-bottom="0.125cm" fo:padding-left="0.25cm" fo:padding-right="0.25cm" fo:wrap-option="no-wrap" draw:shadow="hidden" draw:shadow-offset-x="0.03cm" draw:shadow-offset-y="0.03cm" draw:shadow-color="#808080"/>
      <style:paragraph-properties style:writing-mode="lr-tb"/>
    </style:style>
    <style:style style:name="gr63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64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gr65" style:family="graphic" style:parent-style-name="standard" style:list-style-name="L1">
      <style:graphic-properties draw:stroke="solid" draw:stroke-dash="Dash_20_2" svg:stroke-width="0.03cm" svg:stroke-color="#000000" draw:marker-start="" draw:marker-start-width="0.2cm" draw:marker-start-center="false" draw:marker-end="Arrowheads_20_7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name="Start-End 1" draw:style-name="gr1" draw:text-style-name="P2" xml:id="id1" draw:id="id1" draw:layer="layout" svg:width="5.281cm" svg:height="1.719cm" svg:x="19.1cm" svg:y="1.25cm">
          <text:p text:style-name="P1"><text:span text:style-name="T1">CLIENTE</text:span></text:p>
          <draw:enhanced-geometry svg:viewBox="0 0 21600 21600" draw:mirror-horizontal="false" draw:mirror-vertical="false" draw:extrusion="true" draw:extrusion-skew="50 -135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name="Connector 1" draw:style-name="gr2" draw:text-style-name="P3" draw:layer="layout" svg:x1="21.741cm" svg:y1="2.969cm" svg:x2="21.725cm" svg:y2="3.5cm" draw:start-shape="id1" draw:start-glue-point="6" draw:end-shape="id2" draw:end-glue-point="5" svg:d="M21741 2969v258h-16v273" svg:viewBox="0 0 17 532">
          <text:p/>
        </draw:connector>
        <draw:custom-shape draw:name="Process 1" draw:style-name="gr3" draw:text-style-name="P2" xml:id="id3" draw:id="id3" draw:layer="layout" svg:width="5cm" svg:height="1.75cm" svg:x="19.35cm" svg:y="6.75cm">
          <draw:glue-point draw:id="8" svg:x="-2.5cm" svg:y="-0.374cm" draw:align="center"/>
          <draw:glue-point draw:id="9" svg:x="-5cm" svg:y="2.142cm"/>
          <text:p text:style-name="P1"><text:span text:style-name="T1">PORTAL</text:span></text:p>
          <draw:enhanced-geometry svg:viewBox="0 0 21600 21600" draw:mirror-horizontal="false" draw:mirror-vertical="false" draw:extrusion="true" draw:extrusion-skew="50 -135" draw:glue-points="10800 0 0 10800 10800 21600 21600 10800" draw:type="flowchart-process" draw:enhanced-path="M 0 0 L 21600 0 21600 21600 0 21600 0 0 Z N"/>
        </draw:custom-shape>
        <draw:custom-shape draw:name="Data 1" draw:style-name="gr4" draw:text-style-name="P2" xml:id="id2" draw:id="id2" draw:layer="layout" svg:width="6.75cm" svg:height="2.25cm" svg:x="18.35cm" svg:y="3.5cm">
          <text:p text:style-name="P1"><text:span text:style-name="T1">DATOS DEL CLIENTE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name="Connector 2" draw:style-name="gr5" draw:text-style-name="P3" draw:layer="layout" svg:x1="21.725cm" svg:y1="5.75cm" svg:x2="21.85cm" svg:y2="6.75cm" draw:start-shape="id2" draw:start-glue-point="8" draw:end-shape="id3" draw:end-glue-point="4" svg:d="M21725 5750v284h125v716" svg:viewBox="0 0 126 1001">
          <text:p/>
        </draw:connector>
        <draw:custom-shape draw:name="Subprocess 1" draw:style-name="gr6" draw:text-style-name="P2" xml:id="id13" draw:id="id13" draw:layer="layout" svg:width="3.5cm" svg:height="1.2cm" svg:x="4.5cm" svg:y="21.5cm">
          <text:p text:style-name="P1"><text:span text:style-name="T1">/</text:span><text:span text:style-name="T1">REGISTE</text:span><text:span text:style-name="T1">R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name="Subprocess 2" draw:style-name="gr7" draw:text-style-name="P2" xml:id="id8" draw:id="id8" draw:layer="layout" svg:width="6.25cm" svg:height="1.75cm" svg:x="20.5cm" svg:y="24.75cm">
          <text:p text:style-name="P1"><text:span text:style-name="T1">/</text:span><text:span text:style-name="T1">SECUR</text:span><text:span text:style-name="T1">E/</text:span><text:span text:style-name="T1">ENDPOI</text:span><text:span text:style-name="T1">NT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name="Decision 1" draw:style-name="gr8" draw:text-style-name="P2" xml:id="id5" draw:id="id5" draw:layer="layout" svg:width="3.75cm" svg:height="2cm" svg:x="19.35cm" svg:y="18.75cm">
          <text:p text:style-name="P1"><text:span text:style-name="T1">Verificacion</text:span></text:p>
          <text:p text:style-name="P1"><text:span text:style-name="T1">token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name="Connector 4" draw:style-name="gr9" draw:text-style-name="P3" draw:layer="layout" svg:x1="21.85cm" svg:y1="8.5cm" svg:x2="22.303cm" svg:y2="9.5cm" draw:start-shape="id3" draw:start-glue-point="6" draw:end-shape="id4" draw:end-glue-point="5" svg:d="M21850 8500v493h453v507" svg:viewBox="0 0 454 1001">
          <text:p/>
        </draw:connector>
        <draw:custom-shape draw:name="Process 2" draw:style-name="gr10" draw:text-style-name="P2" xml:id="id12" draw:id="id12" draw:layer="layout" svg:width="5.4cm" svg:height="1.75cm" svg:x="18.85cm" svg:y="11.5cm">
          <text:p text:style-name="P1"><text:span text:style-name="T1">SKANKHUNT</text:span></text:p>
          <draw:enhanced-geometry svg:viewBox="0 0 21600 21600" draw:mirror-horizontal="false" draw:mirror-vertical="false" draw:extrusion="true" draw:extrusion-skew="50 -135" draw:glue-points="10800 0 0 10800 10800 21600 21600 10800" draw:type="flowchart-process" draw:enhanced-path="M 0 0 L 21600 0 21600 21600 0 21600 0 0 Z N"/>
        </draw:custom-shape>
        <draw:custom-shape draw:name="Decision 2" draw:style-name="gr11" draw:text-style-name="P2" xml:id="id6" draw:id="id6" draw:layer="layout" svg:width="3cm" svg:height="2cm" svg:x="10.85cm" svg:y="15.55cm">
          <text:p text:style-name="P1"><text:span text:style-name="T1">isPublic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name="Connector 3" draw:style-name="gr12" draw:text-style-name="P5" draw:layer="layout" svg:x1="19.35cm" svg:y1="19.75cm" svg:x2="13.85cm" svg:y2="16.55cm" draw:start-shape="id5" draw:start-glue-point="5" draw:end-shape="id6" draw:end-glue-point="7" svg:d="M19350 19750h-2749v-3200h-2751" svg:viewBox="0 0 5501 3201">
          <text:p text:style-name="P4"><text:span text:style-name="T2">Url public</text:span></text:p>
        </draw:connector>
        <draw:connector draw:name="Connector 6" draw:style-name="gr13" draw:text-style-name="P5" draw:layer="layout" svg:x1="12.35cm" svg:y1="17.55cm" svg:x2="11.25cm" svg:y2="18.25cm" draw:start-shape="id6" draw:start-glue-point="6" draw:end-shape="id7" draw:end-glue-point="4" svg:d="M12350 17550v350h-1100v350" svg:viewBox="0 0 1101 701">
          <text:p/>
        </draw:connector>
        <draw:connector draw:name="Connector 7" draw:style-name="gr14" draw:text-style-name="P5" draw:layer="layout" svg:x1="10.85cm" svg:y1="16.55cm" svg:x2="19.35cm" svg:y2="7.625cm" draw:start-shape="id6" draw:start-glue-point="5" draw:end-shape="id3" draw:end-glue-point="5" svg:d="M10850 16550h-265v-8925h8765" svg:viewBox="0 0 8766 8926">
          <text:p text:style-name="P4"><text:span text:style-name="T2">Rechazado</text:span></text:p>
        </draw:connector>
        <draw:connector draw:name="Connector-Standard 3" draw:style-name="gr15" draw:text-style-name="P5" draw:layer="layout" svg:x1="21.225cm" svg:y1="20.75cm" svg:x2="23.625cm" svg:y2="24.75cm" draw:start-shape="id5" draw:start-glue-point="6" draw:end-shape="id8" draw:end-glue-point="0" svg:d="M21225 20750v2001h2400v1999" svg:viewBox="0 0 2401 4001">
          <text:p text:style-name="P4"><text:span text:style-name="T2">Url secure</text:span></text:p>
        </draw:connector>
        <draw:custom-shape draw:name="Database 2" draw:style-name="gr16" draw:text-style-name="P2" xml:id="id9" draw:id="id9" draw:layer="layout" svg:width="5.25cm" svg:height="3.259cm" svg:x="18.25cm" svg:y="33cm">
          <text:p text:style-name="P1"><text:span text:style-name="T1">passport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name="Connector-Curved 1" draw:style-name="gr17" draw:text-style-name="P3" draw:layer="layout" draw:type="curve" svg:x1="23.625cm" svg:y1="26.5cm" svg:x2="20.875cm" svg:y2="33cm" draw:start-shape="id8" draw:start-glue-point="2" draw:end-shape="id9" draw:end-glue-point="5" svg:d="M23625 26500c0 4897-2750 1648-2750 6500" svg:viewBox="0 0 2751 6501">
          <text:p/>
        </draw:connector>
        <draw:connector draw:name="Connector-Standard 6" draw:style-name="gr18" draw:text-style-name="P5" draw:layer="layout" draw:line-skew="0cm 13.134cm" svg:x1="20.875cm" svg:y1="36.259cm" svg:x2="24.35cm" svg:y2="7.625cm" draw:start-shape="id9" draw:start-glue-point="7" draw:end-shape="id3" draw:end-glue-point="7" svg:d="M20875 36259v265h17309v-28899h-13834" svg:viewBox="0 0 17310 28900">
          <text:p text:style-name="P4"><text:span text:style-name="T2">response</text:span></text:p>
        </draw:connector>
        <draw:connector draw:name="Connector-Standard 2" draw:style-name="gr19" draw:text-style-name="P6" draw:layer="layout" draw:line-skew="-1.485cm" svg:x1="4.5cm" svg:y1="48.75cm" svg:x2="19.35cm" svg:y2="7.251cm" draw:start-shape="id10" draw:start-glue-point="5" draw:end-shape="id3" draw:end-glue-point="8" svg:d="M4500 48750h-1751v-41499h16601" svg:viewBox="0 0 16602 41500">
          <text:p/>
        </draw:connector>
        <draw:custom-shape draw:name="Data 2" draw:style-name="gr20" draw:text-style-name="P2" xml:id="id4" draw:id="id4" draw:layer="layout" svg:width="3.106cm" svg:height="1cm" svg:x="20.75cm" svg:y="9.5cm">
          <text:p text:style-name="P1"><text:span text:style-name="T1">Peticion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name="Subprocess 3" draw:style-name="gr21" draw:text-style-name="P2" xml:id="id11" draw:id="id11" draw:layer="layout" svg:width="4.5cm" svg:height="2cm" svg:x="19.1cm" svg:y="14cm">
          <draw:glue-point draw:id="4" svg:x="5cm" svg:y="-2.5cm"/>
          <text:p text:style-name="P1"><text:span text:style-name="T1">Middleware</text:span></text:p>
          <text:p text:style-name="P1"><text:span text:style-name="T1">skankhunt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name="Connector 10" draw:style-name="gr22" draw:text-style-name="P3" draw:layer="layout" svg:x1="21.35cm" svg:y1="16cm" svg:x2="21.225cm" svg:y2="18.75cm" draw:start-shape="id11" draw:start-glue-point="2" draw:end-shape="id5" draw:end-glue-point="4" svg:d="M21350 16000v1375h-125v1375" svg:viewBox="0 0 126 2751">
          <text:p/>
        </draw:connector>
        <draw:connector draw:name="Connector 8" draw:style-name="gr23" draw:text-style-name="P3" draw:layer="layout" svg:x1="21.987cm" svg:y1="10.5cm" svg:x2="21.55cm" svg:y2="11.5cm" draw:start-shape="id4" draw:start-glue-point="7" draw:end-shape="id12" draw:end-glue-point="4" svg:d="M21987 10500v284h-437v716" svg:viewBox="0 0 438 1001">
          <text:p/>
        </draw:connector>
        <draw:connector draw:name="Connector 11" draw:style-name="gr24" draw:text-style-name="P3" draw:layer="layout" svg:x1="21.55cm" svg:y1="13.25cm" svg:x2="21.35cm" svg:y2="14cm" draw:start-shape="id12" draw:start-glue-point="6" draw:end-shape="id11" draw:end-glue-point="0" svg:d="M21550 13250v368h-200v382" svg:viewBox="0 0 201 751">
          <text:p/>
        </draw:connector>
        <draw:custom-shape draw:name="Data 3" draw:style-name="gr25" draw:text-style-name="P2" xml:id="id14" draw:id="id14" draw:layer="layout" svg:width="3cm" svg:height="1.25cm" svg:x="3cm" svg:y="23.75cm">
          <text:p text:style-name="P1"><text:span text:style-name="T1">User data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name="Connector 9" draw:style-name="gr26" draw:text-style-name="P3" draw:layer="layout" svg:x1="6.25cm" svg:y1="22.7cm" svg:x2="4.5cm" svg:y2="23.75cm" draw:start-shape="id13" draw:start-glue-point="2" draw:end-shape="id14" draw:end-glue-point="5" svg:d="M6250 22700v541h-1750v509" svg:viewBox="0 0 1751 1051">
          <text:p/>
        </draw:connector>
        <draw:connector draw:name="Connector 12" draw:style-name="gr27" draw:text-style-name="P3" draw:layer="layout" svg:x1="4.194cm" svg:y1="25cm" svg:x2="5.5cm" svg:y2="26.75cm" draw:start-shape="id14" draw:start-glue-point="7" draw:end-shape="id15" draw:end-glue-point="4" svg:d="M4194 25000v876h1306v874" svg:viewBox="0 0 1307 1751">
          <text:p/>
        </draw:connector>
        <draw:custom-shape draw:name="Decision 3" draw:style-name="gr28" draw:text-style-name="P2" xml:id="id15" draw:id="id15" draw:layer="layout" svg:width="3cm" svg:height="2cm" svg:x="4cm" svg:y="26.75cm">
          <text:p text:style-name="P1"><text:span text:style-name="T1">isValid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name="Connector 13" draw:style-name="gr29" draw:text-style-name="P5" draw:layer="layout" svg:x1="4cm" svg:y1="27.75cm" svg:x2="4.5cm" svg:y2="30cm" draw:start-shape="id15" draw:start-glue-point="5" draw:end-shape="id16" draw:end-glue-point="4" svg:d="M4000 27750h-265v1626h765v624" svg:viewBox="0 0 766 2251">
          <text:p text:style-name="P4"><text:span text:style-name="T2">si</text:span></text:p>
        </draw:connector>
        <draw:custom-shape draw:name="Display 1" draw:style-name="gr30" draw:text-style-name="P2" xml:id="id10" draw:id="id10" draw:layer="layout" svg:width="4.75cm" svg:height="2.5cm" svg:x="4.5cm" svg:y="47.5cm">
          <text:p text:style-name="P1"><text:span text:style-name="T1">User data, and token</text:span>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name="Display 2" draw:style-name="gr31" draw:text-style-name="P2" xml:id="id17" draw:id="id17" draw:layer="layout" svg:width="4.75cm" svg:height="2.5cm" svg:x="9.75cm" svg:y="34.75cm">
          <text:p text:style-name="P1"><text:span text:style-name="T1">Bad request</text:span>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onnector draw:name="Connector 14" draw:style-name="gr32" draw:text-style-name="P5" draw:layer="layout" svg:x1="7cm" svg:y1="27.75cm" svg:x2="9.75cm" svg:y2="36cm" draw:start-shape="id15" draw:start-glue-point="7" draw:end-shape="id17" svg:d="M7000 27750h1376v8250h1374" svg:viewBox="0 0 2751 8251">
          <text:p text:style-name="P4"><text:span text:style-name="T2">no</text:span></text:p>
        </draw:connector>
        <draw:custom-shape draw:name="Process 4" draw:style-name="gr33" draw:text-style-name="P2" xml:id="id16" draw:id="id16" draw:layer="layout" svg:width="3cm" svg:height="2cm" svg:x="3cm" svg:y="30cm">
          <text:p text:style-name="P1"><text:span text:style-name="T1">Create us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Decision 4" draw:style-name="gr34" draw:text-style-name="P2" xml:id="id18" draw:id="id18" draw:layer="layout" svg:width="3cm" svg:height="2cm" svg:x="3cm" svg:y="36cm">
          <text:p text:style-name="P1"><text:span text:style-name="T1">isCreated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name="Connector 15" draw:style-name="gr35" draw:text-style-name="P3" draw:layer="layout" svg:x1="4.5cm" svg:y1="32cm" svg:x2="4.5cm" svg:y2="36cm" draw:start-shape="id16" draw:start-glue-point="6" draw:end-shape="id18" draw:end-glue-point="4" svg:d="M4500 32000v4000" svg:viewBox="0 0 1 4001">
          <text:p/>
        </draw:connector>
        <draw:connector draw:name="Connector 16" draw:style-name="gr36" draw:text-style-name="P5" draw:layer="layout" svg:x1="4.5cm" svg:y1="38cm" svg:x2="6cm" svg:y2="41.75cm" draw:start-shape="id18" draw:start-glue-point="6" draw:end-shape="id19" draw:end-glue-point="4" svg:d="M4500 38000v1876h1500v1874" svg:viewBox="0 0 1501 3751">
          <text:p text:style-name="P4"><text:span text:style-name="T2">si</text:span></text:p>
        </draw:connector>
        <draw:custom-shape draw:name="Process 5" draw:style-name="gr37" draw:text-style-name="P2" xml:id="id19" draw:id="id19" draw:layer="layout" svg:width="3cm" svg:height="2cm" svg:x="4.5cm" svg:y="41.75cm">
          <draw:glue-point draw:id="8" svg:x="5cm" svg:y="2.5cm"/>
          <text:p text:style-name="P1"><text:span text:style-name="T1">Create toke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 17" draw:style-name="gr38" draw:text-style-name="P3" draw:layer="layout" svg:x1="6cm" svg:y1="43.75cm" svg:x2="6.875cm" svg:y2="47.5cm" draw:start-shape="id19" draw:start-glue-point="6" draw:end-shape="id10" draw:end-glue-point="4" svg:d="M6000 43750v1876h875v1874" svg:viewBox="0 0 876 3751">
          <text:p/>
        </draw:connector>
        <draw:custom-shape draw:name="Display 3" draw:style-name="gr39" draw:text-style-name="P2" xml:id="id20" draw:id="id20" draw:layer="layout" svg:width="4.75cm" svg:height="2.5cm" svg:x="9.75cm" svg:y="38.5cm">
          <text:p text:style-name="P1"><text:span text:style-name="T1">Bad request</text:span>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onnector draw:name="Connector 18" draw:style-name="gr40" draw:text-style-name="P3" draw:layer="layout" svg:x1="6cm" svg:y1="37cm" svg:x2="9.75cm" svg:y2="39.75cm" draw:start-shape="id18" draw:start-glue-point="7" draw:end-shape="id20" draw:end-glue-point="5" svg:d="M6000 37000h1876v2750h1874" svg:viewBox="0 0 3751 2751">
          <text:p/>
        </draw:connector>
        <draw:custom-shape draw:name="Subprocess 4" draw:style-name="gr41" draw:text-style-name="P2" xml:id="id21" draw:id="id21" draw:layer="layout" svg:width="4.513cm" svg:height="2.714cm" svg:x="26.737cm" svg:y="18.786cm">
          <draw:glue-point draw:id="4" svg:x="5.001cm" svg:y="2.369cm"/>
          <draw:glue-point draw:id="5" svg:x="2.231cm" svg:y="5.058cm"/>
          <draw:glue-point draw:id="6" svg:x="-2.2cm" svg:y="-5cm"/>
          <draw:glue-point draw:id="7" svg:x="-2.754cm" svg:y="5.058cm"/>
          <draw:glue-point draw:id="8" svg:x="-1.646cm" svg:y="5.058cm"/>
          <draw:glue-point draw:id="9" svg:x="1.123cm" svg:y="5.058cm"/>
          <text:p text:style-name="P1"><text:span text:style-name="T1">OAUTH</text:span></text:p>
          <text:p text:style-name="P1"><text:span text:style-name="T1"/></text:p>
          <draw:enhanced-geometry svg:viewBox="0 0 21600 21600" draw:mirror-horizontal="false" draw:mirror-vertical="false" draw:extrusion="true" draw:extrusion-skew="50 -135" draw:text-areas="2540 0 19060 21600" draw:type="flowchart-predefined-process" draw:enhanced-path="M 0 0 L 21600 0 21600 21600 0 21600 Z N M 2540 0 L 2540 21600 N M 19060 0 L 19060 21600 N"/>
        </draw:custom-shape>
        <draw:connector draw:name="Connector 5" draw:style-name="gr42" draw:text-style-name="P3" draw:layer="layout" svg:x1="23.6cm" svg:y1="14.5cm" svg:x2="28.993cm" svg:y2="18.786cm" draw:start-shape="id11" draw:start-glue-point="4" draw:end-shape="id21" draw:end-glue-point="0" svg:d="M23600 14500h5393v4286" svg:viewBox="0 0 5394 4287">
          <text:p/>
        </draw:connector>
        <draw:connector draw:name="Connector 20" draw:style-name="gr43" draw:text-style-name="P3" draw:layer="layout" svg:x1="7.5cm" svg:y1="42.75cm" svg:x2="27.751cm" svg:y2="21.5cm" draw:start-shape="id19" draw:start-glue-point="7" draw:end-shape="id21" draw:end-glue-point="7" svg:d="M7500 42750h20251v-21250" svg:viewBox="0 0 20252 21251">
          <text:p/>
        </draw:connector>
        <draw:connector draw:name="Connector 21" draw:style-name="gr44" draw:text-style-name="P3" draw:layer="layout" svg:x1="28.251cm" svg:y1="21.5cm" svg:x2="7.5cm" svg:y2="43.25cm" draw:start-shape="id21" draw:start-glue-point="8" draw:end-shape="id19" draw:end-glue-point="8" svg:d="M28251 21500v21750h-20751" svg:viewBox="0 0 20752 21751">
          <text:p/>
        </draw:connector>
        <draw:connector draw:name="Connector 22" draw:style-name="gr45" draw:text-style-name="P3" draw:layer="layout" svg:x1="28.001cm" svg:y1="18.786cm" svg:x2="23.6cm" svg:y2="15cm" draw:start-shape="id21" draw:start-glue-point="6" draw:end-shape="id11" draw:end-glue-point="1" svg:d="M28001 18786v-3786h-4401" svg:viewBox="0 0 4402 3787">
          <text:p/>
        </draw:connector>
        <draw:custom-shape draw:name="Process 6" draw:style-name="gr46" draw:text-style-name="P2" xml:id="id7" draw:id="id7" draw:layer="layout" svg:width="3cm" svg:height="2cm" svg:x="9.75cm" svg:y="18.25cm">
          <text:p text:style-name="P1"><text:span text:style-name="T1">ENDPOINTS</text:span></text:p>
          <text:p text:style-name="P1"><text:span text:style-name="T1">PUBLICO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Subprocess 5" draw:style-name="gr47" draw:text-style-name="P2" xml:id="id22" draw:id="id22" draw:layer="layout" svg:width="2.5cm" svg:height="1.2cm" svg:x="9cm" svg:y="21.55cm">
          <text:p text:style-name="P1"><text:span text:style-name="T1">/LOGIN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name="Connector 23" draw:style-name="gr48" draw:text-style-name="P3" draw:layer="layout" svg:x1="11.25cm" svg:y1="20.25cm" svg:x2="6.25cm" svg:y2="21.5cm" draw:start-shape="id7" draw:start-glue-point="6" draw:end-shape="id13" draw:end-glue-point="0" svg:d="M11250 20250v626h-5000v624" svg:viewBox="0 0 5001 1251">
          <text:p/>
        </draw:connector>
        <draw:connector draw:name="Connector 24" draw:style-name="gr49" draw:text-style-name="P3" draw:layer="layout" svg:x1="11.25cm" svg:y1="20.25cm" svg:x2="10.25cm" svg:y2="21.55cm" draw:start-shape="id7" draw:start-glue-point="6" draw:end-shape="id22" draw:end-glue-point="0" svg:d="M11250 20250v651h-1000v649" svg:viewBox="0 0 1001 1301">
          <text:p/>
        </draw:connector>
        <draw:custom-shape draw:name="Data 4" draw:style-name="gr50" draw:text-style-name="P2" xml:id="id23" draw:id="id23" draw:layer="layout" svg:width="3.495cm" svg:height="1.311cm" draw:transform="rotate (-0.00907571211037019) translate (9.005cm 23.407cm)">
          <text:p text:style-name="P1"><text:span text:style-name="T1"/></text:p>
          <text:p text:style-name="P1"><text:span text:style-name="T1">User data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name="Connector 25" draw:style-name="gr51" draw:text-style-name="P3" draw:layer="layout" svg:x1="10.25cm" svg:y1="22.75cm" svg:x2="10.753cm" svg:y2="23.422cm" draw:start-shape="id22" draw:start-glue-point="2" draw:end-shape="id23" draw:end-glue-point="5" svg:d="M10250 22750v347h503v325" svg:viewBox="0 0 504 673">
          <text:p/>
        </draw:connector>
        <draw:custom-shape draw:name="Display 4" draw:style-name="gr52" draw:text-style-name="P2" xml:id="id25" draw:id="id25" draw:layer="layout" svg:width="4.75cm" svg:height="2.5cm" svg:x="10cm" svg:y="31cm">
          <text:p text:style-name="P1"><text:span text:style-name="T1">GET TOKEN</text:span></text:p>
          <draw:enhanced-geometry svg:viewBox="0 0 21600 21600" draw:mirror-horizontal="false" draw:mirror-vertical="false" draw:glue-points="10800 0 0 10800 10800 21600 21600 10800" draw:text-areas="3600 0 17800 21600" draw:type="flowchart-display" draw:enhanced-path="M 3600 0 L 17800 0 X 21600 10800 17800 21600 L 3600 21600 0 10800 Z N"/>
        </draw:custom-shape>
        <draw:connector draw:name="Connector 26" draw:style-name="gr53" draw:text-style-name="P3" draw:layer="layout" svg:x1="10.741cm" svg:y1="24.734cm" svg:x2="11.75cm" svg:y2="27.5cm" draw:start-shape="id23" draw:start-glue-point="8" draw:end-shape="id24" draw:end-glue-point="4" svg:d="M10741 24734v1388h1009v1378" svg:viewBox="0 0 1010 2767">
          <text:p/>
        </draw:connector>
        <draw:custom-shape draw:name="Process 7" draw:style-name="gr54" draw:text-style-name="P2" xml:id="id24" draw:id="id24" draw:layer="layout" svg:width="3cm" svg:height="2cm" svg:x="10.25cm" svg:y="27.5cm">
          <draw:glue-point draw:id="8" svg:x="5cm" svg:y="2.5cm"/>
          <text:p text:style-name="P1"><text:span text:style-name="T1">Create toke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 27" draw:style-name="gr55" draw:text-style-name="P3" draw:layer="layout" svg:x1="11.75cm" svg:y1="29.5cm" svg:x2="12.375cm" svg:y2="31cm" draw:start-shape="id24" draw:start-glue-point="6" draw:end-shape="id25" draw:end-glue-point="4" svg:d="M11750 29500v751h625v749" svg:viewBox="0 0 626 1501">
          <text:p/>
        </draw:connector>
        <draw:connector draw:name="Connector 28" draw:style-name="gr56" draw:text-style-name="P3" draw:layer="layout" svg:x1="13.25cm" svg:y1="28.5cm" svg:x2="29.499cm" svg:y2="21.5cm" draw:start-shape="id24" draw:start-glue-point="7" draw:end-shape="id21" draw:end-glue-point="9" svg:d="M13250 28500h16249v-7000" svg:viewBox="0 0 16250 7001">
          <text:p/>
        </draw:connector>
        <draw:connector draw:name="Connector 29" draw:style-name="gr57" draw:text-style-name="P3" draw:layer="layout" svg:x1="29.999cm" svg:y1="21.5cm" svg:x2="13.25cm" svg:y2="29cm" draw:start-shape="id21" draw:start-glue-point="5" draw:end-shape="id24" draw:end-glue-point="8" svg:d="M29999 21500v7500h-16749" svg:viewBox="0 0 16750 7501">
          <text:p/>
        </draw:connector>
        <draw:custom-shape draw:name="Subprocess 6" draw:style-name="gr58" draw:text-style-name="P2" xml:id="id26" draw:id="id26" draw:layer="layout" svg:width="2.75cm" svg:height="1.2cm" svg:x="13.5cm" svg:y="21cm">
          <text:p text:style-name="P1"><text:span text:style-name="T1">/LOGOUT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onnector draw:name="Connector 19" draw:style-name="gr59" draw:text-style-name="P3" draw:layer="layout" svg:x1="11.25cm" svg:y1="20.25cm" svg:x2="14.875cm" svg:y2="21cm" draw:start-shape="id7" draw:start-glue-point="6" draw:end-shape="id26" draw:end-glue-point="0" svg:d="M11250 20250v376h3625v374" svg:viewBox="0 0 3626 751">
          <text:p/>
        </draw:connector>
        <draw:custom-shape draw:name="Data 5" draw:style-name="gr60" draw:text-style-name="P2" xml:id="id27" draw:id="id27" draw:layer="layout" svg:width="3.495cm" svg:height="1.311cm" draw:transform="rotate (-0.00907571211037019) translate (13.505cm 23.25cm)">
          <text:p text:style-name="P1"><text:span text:style-name="T1"/></text:p>
          <text:p text:style-name="P1"><text:span text:style-name="T1">User data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name="Connector 30" draw:style-name="gr61" draw:text-style-name="P3" draw:layer="layout" svg:x1="14.875cm" svg:y1="22.2cm" svg:x2="15.253cm" svg:y2="23.265cm" draw:start-shape="id26" draw:start-glue-point="2" draw:end-shape="id27" draw:end-glue-point="5" svg:d="M14875 22200v543h378v522" svg:viewBox="0 0 379 1066">
          <text:p/>
        </draw:connector>
        <draw:custom-shape draw:name="Process 3" draw:style-name="gr62" draw:text-style-name="P2" xml:id="id28" draw:id="id28" draw:layer="layout" svg:width="3cm" svg:height="2cm" svg:x="15cm" svg:y="26cm">
          <draw:glue-point draw:id="8" svg:x="5cm" svg:y="2.5cm"/>
          <text:p text:style-name="P1"><text:span text:style-name="T1">r</text:span><text:span text:style-name="T1">e</text:span><text:span text:style-name="T1">v</text:span><text:span text:style-name="T1">o</text:span><text:span text:style-name="T1">k</text:span><text:span text:style-name="T1">e</text:span><text:span text:style-name="T1"> </text:span><text:span text:style-name="T1">t</text:span><text:span text:style-name="T1">o</text:span><text:span text:style-name="T1">k</text:span><text:span text:style-name="T1">e</text:span><text:span text:style-name="T1">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 31" draw:style-name="gr63" draw:text-style-name="P3" draw:layer="layout" svg:x1="15.241cm" svg:y1="24.577cm" svg:x2="16.5cm" svg:y2="26cm" draw:start-shape="id27" draw:start-glue-point="8" draw:end-shape="id28" draw:end-glue-point="4" svg:d="M15241 24577v716h1259v707" svg:viewBox="0 0 1260 1424">
          <text:p/>
        </draw:connector>
        <draw:connector draw:name="Connector-Standard 1" draw:style-name="gr64" draw:text-style-name="P3" draw:layer="layout" svg:x1="18cm" svg:y1="27cm" svg:x2="31.249cm" svg:y2="20.785cm" draw:start-shape="id28" draw:start-glue-point="7" draw:end-shape="id21" draw:end-glue-point="4" svg:d="M18000 27000h13949v-6215h-700" svg:viewBox="0 0 13950 6216">
          <text:p/>
        </draw:connector>
        <draw:connector draw:name="Connector-Standard 4" draw:style-name="gr65" draw:text-style-name="P3" draw:layer="layout" svg:x1="31.25cm" svg:y1="20.143cm" svg:x2="18cm" svg:y2="27.5cm" draw:start-shape="id21" draw:start-glue-point="1" draw:end-shape="id28" draw:end-glue-point="8" svg:d="M31250 20143h699v7357h-13949" svg:viewBox="0 0 13950 7358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PY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1cm" fo:page-height="10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22T22:54:28.254710861</meta:creation-date>
    <dc:date>2022-10-28T00:01:00.196852998</dc:date>
    <meta:editing-duration>PT2H22M48S</meta:editing-duration>
    <meta:editing-cycles>6</meta:editing-cycles>
    <meta:generator>LibreOffice/7.3.6.2$Linux_X86_64 LibreOffice_project/30$Build-2</meta:generator>
    <meta:document-statistic meta:object-count="65"/>
  </office:meta>
</office:document-meta>
</file>